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4000000948FEDFEA5.png" manifest:media-type="image/png"/>
  <manifest:file-entry manifest:full-path="Pictures/10000001000000AB00000094C3013D68.png" manifest:media-type="image/png"/>
  <manifest:file-entry manifest:full-path="Pictures/10000001000004B300000297668F98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Sans Mono" svg:font-family="'Ubuntu Sans Mono'" style:font-family-generic="swiss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849cm" fo:min-width="18.309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699cm" fo:min-width="4.725cm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0.667cm" fo:min-width="3.432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color="#7a7373" draw:fill-color="#7a7373" draw:textarea-horizontal-align="justify" draw:textarea-vertical-align="middle" draw:auto-grow-height="false" fo:min-height="0.386cm" fo:min-width="4.67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7a737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color="#7a7373" draw:fill-color="#7a7373" draw:textarea-horizontal-align="justify" draw:textarea-vertical-align="middle" draw:auto-grow-height="false" fo:min-height="0.386cm" fo:min-width="15.609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 loext:decorative="false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style:font-name="Liberation Sans" fo:font-size="18pt"/>
    </style:style>
    <style:style style:name="P10" style:family="paragraph">
      <loext:graphic-properties draw:fill-color="#7a7373"/>
      <style:paragraph-properties fo:text-align="center"/>
      <style:text-properties style:font-name="Liberation Sans" fo:font-size="1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00" loext:opacity="100%" style:font-name="Liberation Mono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"/>
    </style:style>
    <style:style style:name="T3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44cm" svg:height="10.498cm" svg:x="0.769cm" svg:y="2.2cm">
          <draw:image xlink:href="Pictures/10000001000004B300000297668F986D.png" xlink:type="simple" xlink:show="embed" xlink:actuate="onLoad" draw:mime-type="image/png">
            <text:p/>
          </draw:image>
        </draw:frame>
        <draw:custom-shape draw:style-name="gr2" draw:text-style-name="P2" draw:layer="layout" svg:width="20.313cm" svg:height="14.603cm" svg:x="0.134cm" svg:y="0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879cm" svg:height="14.603cm" svg:x="21.583cm" svg:y="0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6.348cm" svg:height="0.962cm" svg:x="7.617cm" svg:y="1.269cm">
          <draw:text-box>
            <text:p text:style-name="P3"/>
          </draw:text-box>
        </draw:frame>
        <draw:frame draw:style-name="gr5" draw:text-style-name="P6" draw:layer="layout" svg:width="3.174cm" svg:height="1.27cm" svg:x="8.887cm" svg:y="0.834cm">
          <draw:text-box>
            <text:p text:style-name="P5"><text:span text:style-name="T1">Local</text:span></text:p>
          </draw:text-box>
        </draw:frame>
        <draw:frame draw:style-name="gr6" draw:text-style-name="P8" draw:layer="layout" svg:width="4.04cm" svg:height="2.139cm" svg:x="22.417cm" svg:y="0.834cm">
          <draw:text-box>
            <text:p text:style-name="P7"><text:span text:style-name="T1">Remote</text:span></text:p>
          </draw:text-box>
        </draw:frame>
        <draw:custom-shape draw:style-name="gr7" draw:text-style-name="P2" draw:layer="layout" svg:width="4.444cm" svg:height="11.429cm" svg:x="22.217cm" svg:y="2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908cm" svg:height="1.27cm" svg:x="16.944cm" svg:y="10.083cm">
          <text:p text:style-name="P9"><text:span text:style-name="T2">Push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2" draw:layer="layout" svg:x1="3.608cm" svg:y1="4.19cm" svg:x2="3.608cm" svg:y2="14.349cm">
          <text:p/>
        </draw:line>
        <draw:line draw:style-name="gr9" draw:text-style-name="P2" draw:layer="layout" svg:x1="10.206cm" svg:y1="4.19cm" svg:x2="10.206cm" svg:y2="14.349cm">
          <text:p/>
        </draw:line>
        <draw:line draw:style-name="gr9" draw:text-style-name="P2" draw:layer="layout" svg:x1="16.904cm" svg:y1="4.19cm" svg:x2="16.904cm" svg:y2="14.349cm">
          <text:p/>
        </draw:line>
        <draw:custom-shape draw:style-name="gr10" draw:text-style-name="P10" draw:layer="layout" svg:width="18.41cm" svg:height="1.27cm" svg:x="3.807cm" svg:y="12.184cm">
          <text:p text:style-name="P9"><text:span text:style-name="T2">Pull</text:span>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635cm" svg:height="0.635cm" svg:x="22.852cm" svg:y="11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3.487cm" svg:y1="11.553cm" svg:x2="24.757cm" svg:y2="11.553cm">
          <text:p/>
        </draw:line>
        <draw:custom-shape draw:style-name="gr11" draw:text-style-name="P11" draw:layer="layout" svg:width="0.635cm" svg:height="0.635cm" svg:x="24.752cm" svg:y="11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3.467cm" svg:y1="11.58cm" svg:x2="24.838cm" svg:y2="12.393cm">
          <text:p/>
        </draw:line>
        <draw:custom-shape draw:style-name="gr11" draw:text-style-name="P11" draw:layer="layout" svg:width="0.635cm" svg:height="0.635cm" svg:x="24.752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635cm" svg:height="0.635cm" svg:x="17.154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789cm" svg:y1="5.954cm" svg:x2="19.059cm" svg:y2="5.954cm">
          <text:p/>
        </draw:line>
        <draw:custom-shape draw:style-name="gr11" draw:text-style-name="P11" draw:layer="layout" svg:width="0.635cm" svg:height="0.635cm" svg:x="19.053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769cm" svg:y1="5.981cm" svg:x2="19.14cm" svg:y2="6.794cm">
          <text:p/>
        </draw:line>
        <draw:custom-shape draw:style-name="gr11" draw:text-style-name="P11" draw:layer="layout" svg:width="0.635cm" svg:height="0.635cm" svg:x="19.053cm" svg:y="6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769cm" svg:y1="5.981cm" svg:x2="19.141cm" svg:y2="7.835cm">
          <text:p/>
        </draw:line>
        <draw:custom-shape draw:style-name="gr11" draw:text-style-name="P11" draw:layer="layout" svg:width="0.635cm" svg:height="0.635cm" svg:x="19.053cm" svg:y="7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635cm" svg:height="0.635cm" svg:x="0.659cm" svg:y="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.294cm" svg:y1="6.154cm" svg:x2="2.564cm" svg:y2="6.154cm">
          <text:p/>
        </draw:line>
        <draw:custom-shape draw:style-name="gr11" draw:text-style-name="P11" draw:layer="layout" svg:width="0.635cm" svg:height="0.635cm" svg:x="2.559cm" svg:y="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4.04cm" svg:height="2.139cm" svg:x="22.418cm" svg:y="2.835cm">
          <draw:text-box>
            <text:p text:style-name="P12"><text:span text:style-name="T3">Remote Repository</text:span></text:p>
          </draw:text-box>
        </draw:frame>
        <draw:frame draw:style-name="gr1" draw:text-style-name="P1" draw:layer="layout" svg:width="1.645cm" svg:height="1.424cm" svg:x="24.49cm" svg:y="5.561cm">
          <draw:image xlink:href="Pictures/10000001000000AB00000094C3013D68.png" xlink:type="simple" xlink:show="embed" xlink:actuate="onLoad" draw:mime-type="image/png">
            <text:p/>
          </draw:image>
        </draw:frame>
        <draw:frame draw:style-name="gr1" draw:text-style-name="P1" draw:layer="layout" svg:width="1.409cm" svg:height="1.409cm" svg:x="22.721cm" svg:y="5.576cm">
          <draw:image xlink:href="Pictures/1000000100000094000000948FEDFEA5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1cm" svg:height="2.629cm" svg:x="1.399cm" svg:y="0.627cm" presentation:class="title">
          <draw:text-box>
            <text:p>Another slide</text:p>
          </draw:text-box>
        </draw:frame>
        <draw:frame presentation:style-name="pr3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Sans Mono" svg:font-family="'Ubuntu Sans Mono'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1:51:06.270628591</meta:creation-date>
    <dc:date>2026-03-11T13:51:03.015158574</dc:date>
    <meta:editing-duration>PT1H59M34S</meta:editing-duration>
    <meta:editing-cycles>44</meta:editing-cycles>
    <meta:generator>LibreOffice/24.2.7.2$Linux_X86_64 LibreOffice_project/420$Build-2</meta:generator>
    <meta:document-statistic meta:object-count="57"/>
  </office:meta>
</office:document-meta>
</file>